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marker-start="" draw:marker-end="Short_20_line_20_Arrow" draw:fill="solid" draw:fill-color="#ffff99" draw:textarea-horizontal-align="left" draw:textarea-vertical-align="top" draw:auto-grow-height="false" fo:min-height="0.341cm" fo:min-width="3.601cm" fo:padding-top="0.03cm" fo:padding-bottom="0.03cm" fo:padding-left="0.05cm" fo:padding-right="0.05cm"/>
    </style:style>
    <style:style style:name="gr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0.341cm" fo:min-width="3.601cm" fo:padding-top="0.03cm" fo:padding-bottom="0.03cm" fo:padding-left="0.05cm" fo:padding-right="0.05cm" fo:wrap-option="wrap"/>
    </style:style>
    <style:style style:name="gr3" style:family="graphic" style:parent-style-name="standard" style:list-style-name="L1">
      <style:graphic-properties draw:marker-start="" draw:marker-end="Short_20_line_20_Arrow" draw:fill="solid" draw:fill-color="#ffff99" draw:textarea-horizontal-align="left" draw:textarea-vertical-align="top" draw:auto-grow-height="false" fo:min-height="0.341cm" fo:min-width="3cm" fo:padding-top="0.03cm" fo:padding-bottom="0.03cm" fo:padding-left="0.05cm" fo:padding-right="0.05cm"/>
    </style:style>
    <style:style style:name="gr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0.341cm" fo:min-width="2.999cm" fo:padding-top="0.03cm" fo:padding-bottom="0.03cm" fo:padding-left="0.05cm" fo:padding-right="0.05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3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0.4cm" svg:x="1.4cm" svg:y="1.799cm">
          <text:p text:style-name="P1"><text:span text:style-name="T1">Templates/</text:span><text:span text:style-name="T1">polls/detail.</text:span><text:span text:style-name="T1">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3.7cm" svg:height="0.401cm" svg:x="1.4cm" svg:y="2.199cm">
          <text:p text:style-name="P1"><text:span text:style-name="T1"><text:s text:c="3"/></text:span><text:span text:style-name="T1">.action= </text:span><text:span text:style-name="T1">'polls:vote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99cm" svg:height="0.4cm" svg:x="6.201cm" svg:y="1.8cm">
          <text:p text:style-name="P1"><text:span text:style-name="T1">polls/views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3.099cm" svg:height="0.401cm" svg:x="6.201cm" svg:y="2.2cm">
          <text:p text:style-name="P1"><text:span text:style-name="T1"><text:s text:c="3"/></text:span><text:span text:style-name="T1">.action= 'polls:vote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1cm" svg:y1="2.399cm" svg:x2="6.201cm" svg:y2="2.4cm" draw:start-shape="id1" draw:start-glue-point="1" draw:end-shape="id2" svg:d="M5100 2399h551v1h550" svg:viewBox="0 0 11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0DT19H50M18S</meta:editing-duration>
    <meta:editing-cycles>840</meta:editing-cycles>
    <meta:generator>LibreOffice/5.1.6.2$Linux_X86_64 LibreOffice_project/10m0$Build-2</meta:generator>
    <meta:initial-creator>fhy </meta:initial-creator>
    <dc:date>2017-07-29T16:18:41.063200947</dc:date>
    <meta:document-statistic meta:object-count="5"/>
  </office:meta>
</office:document-meta>
</file>